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6c10d" officeooo:paragraph-rsid="0016c10d"/>
    </style:style>
    <style:style style:name="P2" style:family="paragraph" style:parent-style-name="Standard">
      <style:text-properties officeooo:rsid="001829f6" officeooo:paragraph-rsid="001829f6"/>
    </style:style>
    <style:style style:name="P3" style:family="paragraph" style:parent-style-name="Standard">
      <style:text-properties officeooo:rsid="0019f239" officeooo:paragraph-rsid="0019f239"/>
    </style:style>
    <style:style style:name="P4" style:family="paragraph" style:parent-style-name="Standard">
      <style:text-properties officeooo:rsid="001b6353" officeooo:paragraph-rsid="001b6353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Nimbus Mono L" officeooo:rsid="001b6353" officeooo:paragraph-rsid="001b6353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bfe40" officeooo:paragraph-rsid="001bfe4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to <text:span text:style-name="T1">composto</text:span><text:span text:style-name="T2"> é sinônimo de fato </text:span><text:span text:style-name="T1">misto</text:span><text:span text:style-name="T2">.</text:span></text:p>
      <text:p text:style-name="P2"><text:span text:style-name="T2"/></text:p>
      <text:p text:style-name="P3"><text:span text:style-name="T2">Fatos </text:span><text:span text:style-name="T1">permutativos</text:span><text:span text:style-name="T2"> decorrem de variações </text:span><text:span text:style-name="T1">qualitativas</text:span><text:span text:style-name="T2">.</text:span></text:p>
      <text:p text:style-name="P3"><text:span text:style-name="T2"/></text:p>
      <text:p text:style-name="P4"><text:span text:style-name="T1">Revenda de mercadorias com lucro</text:span><text:span text:style-name="T2">:</text:span></text:p>
      <text:p text:style-name="P5"><text:span text:style-name="T2">Baixa do estoque:</text:span></text:p>
      <text:p text:style-name="P5"><text:span text:style-name="T2">D – CMV</text:span></text:p>
      <text:p text:style-name="P5"><text:span text:style-name="T2">C – Estoque 100</text:span></text:p>
      <text:p text:style-name="P5"><text:span text:style-name="T2"/></text:p>
      <text:p text:style-name="P5"><text:span text:style-name="T2">Recebimento da venda:</text:span></text:p>
      <text:p text:style-name="P5"><text:span text:style-name="T2">D – Caixa</text:span></text:p>
      <text:p text:style-name="P5"><text:span text:style-name="T2">C – Vendas 120</text:span></text:p>
      <text:p text:style-name="P5"><text:span text:style-name="T2"/></text:p>
      <text:p text:style-name="P6">Revenda de mercadorias <text:span text:style-name="T1">sem lucro e sem prejuízo</text:span> é fato <text:span text:style-name="T1">permutativ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c10d" officeooo:paragraph-rsid="0016c1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Fatos contábeis e respectivas variações patrimonia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2:02:59.985666079</meta:creation-date>
    <dc:date>2018-01-25T14:31:27.563111797</dc:date>
    <meta:editing-duration>PT1H56M56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53" meta:character-count="338" meta:non-whitespace-character-count="291"/>
  </office:meta>
</office:document-meta>
</file>